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normal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a9b7c6" style:text-line-through-style="none" style:text-line-through-type="none" style:font-name="Arial" fo:font-size="11pt" fo:font-style="normal" style:text-underline-style="none" fo:font-weight="normal" style:text-blinking="false" fo:background-color="#2b2b2b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a9b7c6" style:text-line-through-style="none" style:text-line-through-type="none" style:text-underline-style="none" style:text-blinking="false" fo:background-color="#2b2b2b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e8bf6a" style:text-line-through-style="none" style:text-line-through-type="none" style:text-underline-style="none" style:text-blinking="false" fo:background-color="#2b2b2b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bbb529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2" style:family="text">
      <style:text-properties fo:font-variant="normal" fo:text-transform="none" fo:color="#a9b7c6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3" style:family="text">
      <style:text-properties fo:font-variant="normal" fo:text-transform="none" fo:color="#a9b7c6" style:text-line-through-style="none" style:text-line-through-type="none" style:text-underline-style="none" style:text-blinking="false" fo:background-color="#2b2b2b" loext:char-shading-value="0"/>
    </style:style>
    <style:style style:name="T4" style:family="text">
      <style:text-properties fo:font-variant="normal" fo:text-transform="none" fo:color="#6a8759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5" style:family="text">
      <style:text-properties fo:font-variant="normal" fo:text-transform="none" fo:color="#cc7832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6" style:family="text">
      <style:text-properties fo:font-variant="normal" fo:text-transform="none" fo:color="#ffc66d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7" style:family="text">
      <style:text-properties fo:font-variant="normal" fo:text-transform="none" fo:color="#8888c6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8" style:family="text">
      <style:text-properties fo:font-variant="normal" fo:text-transform="none" fo:color="#6897bb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9" style:family="text">
      <style:text-properties fo:font-variant="normal" fo:text-transform="none" fo:color="#aa4926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10" style:family="text">
      <style:text-properties fo:font-variant="normal" fo:text-transform="none" fo:color="#e8bf6a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11" style:family="text">
      <style:text-properties fo:font-variant="normal" fo:text-transform="none" fo:color="#e8bf6a" style:text-line-through-style="none" style:text-line-through-type="none" style:text-underline-style="none" style:text-blinking="false" fo:background-color="#2b2b2b" loext:char-shading-value="0"/>
    </style:style>
    <style:style style:name="T12" style:family="text">
      <style:text-properties fo:font-variant="normal" fo:text-transform="none" fo:color="#bababa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13" style:family="text">
      <style:text-properties fo:font-variant="normal" fo:text-transform="none" fo:color="#a5c261" style:text-line-through-style="none" style:text-line-through-type="none" style:font-name="Arial" fo:font-size="11pt" fo:font-style="normal" style:text-underline-style="none" fo:font-weight="normal" style:text-blinking="false" fo:background-color="#2b2b2b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style:font-name="Arial" fo:font-size="11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91428d3c-7fff-cd3c-87c8-5ba99b1e9532"/>Python : Correction exercice fin chapitre 10</text:p>
      <text:p text:style-name="Text_20_body"/>
      <text:p text:style-name="P2">Cet exercice se place dans l’exemple 15 (pycharm).</text:p>
      <text:p text:style-name="Text_20_body"/>
      <text:p text:style-name="P6">Dans routes.py :</text:p>
      <text:p text:style-name="Text_20_body"/>
      <text:p text:style-name="P11"><text:span text:style-name="T1">@app.route</text:span><text:span text:style-name="T2">(</text:span><text:span text:style-name="T4">"/index"</text:span><text:span text:style-name="T2">)</text:span></text:p>
      <text:p text:style-name="P11"><text:span text:style-name="T5">def </text:span><text:span text:style-name="T6">index</text:span><text:span text:style-name="T2">():</text:span></text:p>
      <text:p text:style-name="P11"><text:span text:style-name="T3">  </text:span><text:span text:style-name="T2">page = </text:span><text:span text:style-name="T7">int</text:span><text:span text:style-name="T2">(request.args.get(</text:span><text:span text:style-name="T4">"page"</text:span><text:span text:style-name="T5">, </text:span><text:span text:style-name="T8">1</text:span><text:span text:style-name="T2">))</text:span></text:p>
      <text:p text:style-name="P11"><text:span text:style-name="T3">  </text:span><text:span text:style-name="T2">lieux = Place.query.order_by(Place.place_nom.asc()).paginate(</text:span><text:span text:style-name="T9">per_page</text:span><text:span text:style-name="T2">=</text:span><text:span text:style-name="T8">2</text:span><text:span text:style-name="T5">, </text:span><text:span text:style-name="T9">page</text:span><text:span text:style-name="T2">=page)</text:span></text:p>
      <text:p text:style-name="P11"><text:span text:style-name="T3">  </text:span><text:span text:style-name="T5">return </text:span><text:span text:style-name="T2">render_template(</text:span><text:span text:style-name="T4">"pages/index.html"</text:span><text:span text:style-name="T5">, </text:span><text:span text:style-name="T9">lieux</text:span><text:span text:style-name="T2">=lieux</text:span><text:span text:style-name="T5">, </text:span><text:span text:style-name="T9">nom</text:span><text:span text:style-name="T2">=</text:span><text:span text:style-name="T4">"Gazetteer &gt; Index"</text:span><text:span text:style-name="T2">)</text:span></text:p>
      <text:p text:style-name="Text_20_body"/>
      <text:p text:style-name="P6">Dans templates → pages → créer index.html :</text:p>
      <text:p text:style-name="Text_20_body"/>
      <text:p text:style-name="P8">{% extends "conteneur.html" %}</text:p>
      <text:p text:style-name="Text_20_body"/>
      <text:p text:style-name="P8">{% block corps %}</text:p>
      <text:p text:style-name="P11"><text:span text:style-name="T3">  </text:span><text:span text:style-name="T10">&lt;h1&gt;</text:span><text:span text:style-name="T2">Index</text:span><text:span text:style-name="T10">&lt;/h1&gt;</text:span></text:p>
      <text:p text:style-name="P10">  <text:span text:style-name="T17">&lt;ul&gt;</text:span></text:p>
      <text:p text:style-name="P11"><text:span text:style-name="T11">      </text:span><text:span text:style-name="T2">{% for lieu in lieux.items %}</text:span></text:p>
      <text:p text:style-name="P11"><text:span text:style-name="T3">      </text:span><text:span text:style-name="T10">&lt;li&gt;&lt;a </text:span><text:span text:style-name="T12">href=</text:span><text:span text:style-name="T13">"{{url_for('lieu', place_id=lieu.place_id)}}"</text:span><text:span text:style-name="T10">&gt;</text:span><text:span text:style-name="T2">{{ lieu.place_nom }}</text:span><text:span text:style-name="T10">&lt;/a&gt;&lt;/li&gt;</text:span></text:p>
      <text:p text:style-name="P11"><text:span text:style-name="T11">      </text:span><text:span text:style-name="T2">{% endfor %}</text:span></text:p>
      <text:p text:style-name="P11"><text:span text:style-name="T3">  </text:span><text:span text:style-name="T10">&lt;/ul&gt;</text:span></text:p>
      <text:p text:style-name="P11"><text:span text:style-name="T11">  </text:span><text:span text:style-name="T10">&lt;nav </text:span><text:span text:style-name="T12">aria-label=</text:span><text:span text:style-name="T13">"research-pagination"</text:span><text:span text:style-name="T10">&gt;</text:span></text:p>
      <text:p text:style-name="P11"><text:span text:style-name="T11">    </text:span><text:span text:style-name="T10">&lt;ul </text:span><text:span text:style-name="T12">class=</text:span><text:span text:style-name="T13">"pagination"</text:span><text:span text:style-name="T10">&gt;</text:span></text:p>
      <text:p text:style-name="P11"><text:span text:style-name="T11">      </text:span><text:span text:style-name="T2">{%- for page in lieux.iter_pages() %}</text:span></text:p>
      <text:p text:style-name="P9">          <text:span text:style-name="T17">{% if page %}</text:span></text:p>
      <text:p text:style-name="Text_20_body"/>
      <text:p text:style-name="P9">            <text:span text:style-name="T17">{% if page != lieux.page %}</text:span></text:p>
      <text:p text:style-name="P11"><text:span text:style-name="T3">              </text:span><text:span text:style-name="T10">&lt;li </text:span><text:span text:style-name="T12">class=</text:span><text:span text:style-name="T13">"page-item"</text:span><text:span text:style-name="T10">&gt;</text:span></text:p>
      <text:p text:style-name="P11"><text:span text:style-name="T11">                  </text:span><text:span text:style-name="T10">&lt;a </text:span><text:span text:style-name="T12">class=</text:span><text:span text:style-name="T13">"page-link" </text:span><text:span text:style-name="T12">href=</text:span><text:span text:style-name="T13">"{{ url_for("</text:span><text:span text:style-name="T12">index</text:span><text:span text:style-name="T2">", page=page) }}"&gt;{{page}}</text:span><text:span text:style-name="T10">&lt;/a&gt;</text:span></text:p>
      <text:p text:style-name="P10">              <text:span text:style-name="T17">&lt;/li&gt;</text:span></text:p>
      <text:p text:style-name="P11"><text:span text:style-name="T11">            </text:span><text:span text:style-name="T2">{% else %}</text:span></text:p>
      <text:p text:style-name="P11"><text:span text:style-name="T3">              </text:span><text:span text:style-name="T10">&lt;li </text:span><text:span text:style-name="T12">class=</text:span><text:span text:style-name="T13">"page-item active disabled"</text:span><text:span text:style-name="T10">&gt;</text:span></text:p>
      <text:p text:style-name="P11"><text:span text:style-name="T11">                </text:span><text:span text:style-name="T10">&lt;a </text:span><text:span text:style-name="T12">class=</text:span><text:span text:style-name="T13">"page-link"</text:span><text:span text:style-name="T10">&gt;</text:span><text:span text:style-name="T2">{{page}} </text:span><text:span text:style-name="T10">&lt;span </text:span><text:span text:style-name="T12">class=</text:span><text:span text:style-name="T13">"sr-only"</text:span><text:span text:style-name="T10">&gt;</text:span><text:span text:style-name="T2">(actuelle)</text:span><text:span text:style-name="T10">&lt;/span&gt;&lt;/a&gt;</text:span></text:p>
      <text:p text:style-name="P10">              <text:span text:style-name="T17">&lt;/li&gt;</text:span></text:p>
      <text:p text:style-name="P11"><text:span text:style-name="T11">            </text:span><text:span text:style-name="T2">{% endif %}</text:span></text:p>
      <text:p text:style-name="Text_20_body"><text:soft-page-break/></text:p>
      <text:p text:style-name="P9">          <text:span text:style-name="T17">{% else %}</text:span></text:p>
      <text:p text:style-name="P11"><text:span text:style-name="T3">              </text:span><text:span text:style-name="T10">&lt;li </text:span><text:span text:style-name="T12">class=</text:span><text:span text:style-name="T13">"page-item disabled"</text:span><text:span text:style-name="T10">&gt;</text:span></text:p>
      <text:p text:style-name="P11"><text:span text:style-name="T11">                </text:span><text:span text:style-name="T10">&lt;a </text:span><text:span text:style-name="T12">class=</text:span><text:span text:style-name="T13">"page-link"</text:span><text:span text:style-name="T10">&gt;</text:span><text:span text:style-name="T2">...</text:span><text:span text:style-name="T10">&lt;/a&gt;</text:span></text:p>
      <text:p text:style-name="P10">              <text:span text:style-name="T17">&lt;/li&gt;</text:span></text:p>
      <text:p text:style-name="P11"><text:span text:style-name="T11">          </text:span><text:span text:style-name="T2">{% endif %}</text:span></text:p>
      <text:p text:style-name="Text_20_body"/>
      <text:p text:style-name="P9">      <text:span text:style-name="T17">{%- endfor %}</text:span></text:p>
      <text:p text:style-name="P11"><text:span text:style-name="T3">    </text:span><text:span text:style-name="T10">&lt;/ul&gt;</text:span></text:p>
      <text:p text:style-name="P10">  <text:span text:style-name="T17">&lt;/nav&gt;</text:span></text:p>
      <text:p text:style-name="P8">{% endblock %}</text:p>
      <text:p text:style-name="Text_20_body"/>
      <text:p text:style-name="P7">Bonnes pratiques :</text:p>
      <text:p text:style-name="P5">Les constantes (variables qu’on ne change pas) n’existe pas en Python, donc la manière de dire aux gens “Ceci est une variable à ne pas changer”, c’est d’écrire le nom de la variable TOUT EN MAJUSCULE</text:p>
      <text:p text:style-name="Text_20_body"/>
      <text:p text:style-name="P11"><text:span text:style-name="T14">P</text:span><text:span text:style-name="T15">lace() = une classe</text:span></text:p>
      <text:p text:style-name="P11"><text:span text:style-name="T14">p</text:span><text:span text:style-name="T15">lace() = une fonction</text:span></text:p>
      <text:p text:style-name="P5">On commence une Classe par une majuscule et on évite à tout prix les majuscules dans les fonctions afin de ne pas les confondre, car elles ont la même syntaxe !</text:p>
      <text:p text:style-name="Text_20_body"/>
      <text:p text:style-name="P11"><text:span text:style-name="T14">{%</text:span><text:span text:style-name="T16"> </text:span><text:span text:style-name="T15">: Pour tout ce qui est boucle, bloc, extend…</text:span></text:p>
      <text:p text:style-name="P11"><text:span text:style-name="T14">{{</text:span><text:span text:style-name="T16"> </text:span><text:span text:style-name="T15">: Pour afficher une variable</text:span></text:p>
      <text:p text:style-name="Text_20_body"/>
      <text:p text:style-name="P7">Ordre à suivre pour travailler :</text:p>
      <text:p text:style-name="Text_20_body"/>
      <text:list xml:id="list2219535770" text:style-name="L1">
        <text:list-item>
          <text:p text:style-name="P3">Créer un dossier de travail dans lequel on a un dossier du nom de l’application, qui est compatible avec les modules (pas d’espace, pas de num)</text:p>
        </text:list-item>
        <text:list-item>
          <text:p text:style-name="P3">Dans ce dossier qui a le nom de l’app’, on aura un dossier ou fichier modeles et un dossier ou fichiers routes (suivant le nombre de routes et de modeles)</text:p>
        </text:list-item>
        <text:list-item>
          <text:p text:style-name="P3">Dans ce même dossier on a aussi les fichiers static et les fichiers templates</text:p>
        </text:list-item>
        <text:list-item>
          <text:p text:style-name="P3">Et enfin dans ce même dossier on a app.py</text:p>
        </text:list-item>
      </text:list>
      <text:p text:style-name="Text_20_body"/>
      <text:list xml:id="list3447744263" text:style-name="L2">
        <text:list-item>
          <text:p text:style-name="P4">Créer sa structure (dossiers templates etc.)</text:p>
        </text:list-item>
        <text:list-item>
          <text:p text:style-name="P4">Faire sa page d’accueil, de manière à définir ses conteneurs en html</text:p>
        </text:list-item>
        <text:list-item>
          <text:p text:style-name="P4">Puis programmer tous les modèles en fonction de la base de données</text:p>
        </text:list-item>
        <text:list-item>
          <text:p text:style-name="P4"><text:soft-page-break/>Puis faire page par page : une route et la page html associé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1:04:41.362586307</meta:creation-date>
    <dc:date>2019-02-19T11:05:03.020839369</dc:date>
    <meta:editing-duration>PT23S</meta:editing-duration>
    <meta:editing-cycles>1</meta:editing-cycles>
    <meta:document-statistic meta:table-count="0" meta:image-count="0" meta:object-count="0" meta:page-count="3" meta:paragraph-count="55" meta:word-count="362" meta:character-count="2530" meta:non-whitespace-character-count="1977"/>
    <meta:generator>LibreOffice/5.3.7.2$MacOSX_X86_64 LibreOffice_project/6b8ed514a9f8b44d37a1b96673cbbdd077e24059</meta:generator>
  </office:meta>
</office:document-meta>
</file>